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3.1014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1.8979in"/>
    </style:style>
    <style:style style:name="Table1.C" style:family="table-column">
      <style:table-column-properties style:column-width="0.91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monospace"/>
    </style:style>
    <style:style style:name="P2" style:family="paragraph" style:parent-style-name="Table_20_Contents">
      <style:text-properties style:font-name="monospac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onospa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1. Task (XML Handling)</text:span></text:span></text:p>
      <text:p text:style-name="Standard">attached you received two XML files (compressed and uncompressed) of a sample reservation.</text:p>
      <text:p text:style-name="Standard">Please handle the XML with <text:a xlink:type="simple" xlink:href="https://github.com/sparklemotion/nokogiri" office:target-frame-name="_blank" xlink:show="new" text:style-name="Internet_20_link" text:visited-style-name="Visited_20_Internet_20_Link">nokogiri</text:a></text:p>
      <text:p text:style-name="Standard">How would you use the XML-data to Create an OpenStruct with those values?<text:line-break/>Be carefull, it can happen, that we don't have any services. So be sure to handle the case, the Services object can be missing. </text:p>
      <text:p text:style-name="Standard"/>
      <text:p text:style-name="Standard"><text:span text:style-name="Strong_20_Emphasis"><text:span text:style-name="T2">id:</text:span></text:span><text:span text:style-name="T2"> OTA_HotelResNotifRQ &gt; HotelReservations &gt; HotelReservation &gt; ResGlobalInfo &gt; HotelReservationIds &gt; HotelReservationID -&gt; ResID_Value (of Type 10)</text:span></text:p>
      <text:p text:style-name="Standard"><text:span text:style-name="Strong_20_Emphasis"><text:span text:style-name="T2">external_id</text:span></text:span><text:span text:style-name="T2">: OTA_HotelResNotifRQ &gt; HotelReservations &gt; HotelReservation &gt; ResGlobalInfo &gt; HotelReservationIds &gt; HotelReservationID -&gt; ResID_Value (of Type 16)</text:span></text:p>
      <text:p text:style-name="Standard"><text:span text:style-name="Strong_20_Emphasis"><text:span text:style-name="T2">state</text:span></text:span><text:span text:style-name="T2">: OTA_HotelResNotifRQ &gt; HotelReservations &gt; HotelReservation -&gt; ResStatus</text:span></text:p>
      <text:p text:style-name="Standard"><text:span text:style-name="Strong_20_Emphasis"><text:span text:style-name="T2">rate_plan</text:span></text:span><text:span text:style-name="T2">: OTA_HotelResNotifRQ &gt; HotelReservations &gt; HotelReservation &gt; RoomStays &gt; RoomStay &gt; RatePlans &gt; RatePlan</text:span></text:p>
      <text:p text:style-name="Standard"><text:span text:style-name="Strong_20_Emphasis"><text:span text:style-name="T2">services</text:span></text:span><text:span text:style-name="T2">: OTA_HotelResNotifRQ &gt; HotelReservations &gt; HotelReservation &gt; RoomStays &gt; RoomStay &gt; Services (Comma-seperated list of included Services)</text:span></text:p>
      <text:p text:style-name="Standard"/>
      <text:p text:style-name="Standard"><text:span text:style-name="Strong_20_Emphasis"><text:span text:style-name="T1">2. Task (Count array and sort)</text:span></text:span></text:p>
      <text:p text:style-name="Standard"/>
      <text:p text:style-name="Standard">Count matching objects in the array and create a sorted descending (Key, Value) hash.</text:p>
      <text:p text:style-name="P1">['bed', 'pillow', 'bed', 'pillow', 'table', 'bed', 'pillow', 'door', 'light', 'minibar', 'light', 'chair', 'chair', 'light', 'light', 'hairdryer', 'soap']</text:p>
      <text:p text:style-name="Standard"/>
      <text:p text:style-name="Standard"><text:span text:style-name="Strong_20_Emphasis"><text:span text:style-name="T1">3. Task (Handle positions)</text:span></text:span></text:p>
      <text:p text:style-name="Standard"/>
      <text:p text:style-name="Standard">You have a Model with name: string and position: integer</text:p>
      <text:p text:style-name="Standard">This represents the navigation. The Position number should be a row 1,2,3,4,5,…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Position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Weather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Portfolio</text:p>
          </table:table-cell>
          <table:table-cell table:style-name="Table1.A1" office:value-type="string">
            <text:p text:style-name="P2">2</text:p>
          </table:table-cell>
        </table:table-row>
        <table:table-row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2">Points of interest</text:p>
          </table:table-cell>
          <table:table-cell table:style-name="Table1.A1" office:value-type="string">
            <text:p text:style-name="P2">3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Events</text:p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>7 </text:p>
          </table:table-cell>
          <table:table-cell table:style-name="Table1.A1" office:value-type="string">
            <text:p text:style-name="P2">News</text:p>
          </table:table-cell>
          <table:table-cell table:style-name="Table1.A1" office:value-type="string">
            <text:p text:style-name="P2">5</text:p>
          </table:table-cell>
        </table:table-row>
        <table:table-row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Check-in</text:p>
          </table:table-cell>
          <table:table-cell table:style-name="Table1.A1" office:value-type="string">
            <text:p text:style-name="P2">6</text:p>
          </table:table-cell>
        </table:table-row>
      </table:table>
      <text:p text:style-name="Text_20_body">Create methods in the model to handle following cases:</text:p>
      <text:list xml:id="list981248886" text:style-name="L1">
        <text:list-item>
          <text:p text:style-name="P4">When an item was added, it should be placed at the bottom of the list (highest position number)</text:p>
        </text:list-item>
        <text:list-item>
          <text:p text:style-name="P5">When “Events” will be destroyed, the positions should now be 1-5 Check-in is 5</text:p>
        </text:list-item>
      </text:list>
      <text:p text:style-name="P3"><text:span text:style-name="Strong_20_Emphasis"><text:span text:style-name="T1">4. Task (Base64 to Image)</text:span></text:span></text:p>
      <text:p text:style-name="P3">Convert the attached Base64 to an Image and save it in the Rails tmp directory.</text:p>
      <text:p text:style-name="P3"/>
      <text:p text:style-name="P3"/>
      <text:p text:style-name="P3"><text:span text:style-name="Strong_20_Emphasis"><text:span text:style-name="T1">5. Task (Delete duplicates)</text:span></text:span></text:p>
      <text:p text:style-name="P3"><text:soft-page-break/>Imagine a Database table with columns <text:span text:style-name="T2">id, name, created_at</text:span></text:p>
      <text:p text:style-name="P3">In this Database are some duplicates with the same name. Remove all duplicates and keep the newest row by it's created_at timestamp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2-12-08T09:15:02.436940586</dc:date>
    <meta:editing-duration>PT42S</meta:editing-duration>
    <meta:editing-cycles>3</meta:editing-cycles>
    <meta:document-statistic meta:table-count="1" meta:image-count="0" meta:object-count="0" meta:page-count="2" meta:paragraph-count="44" meta:word-count="317" meta:character-count="2056" meta:non-whitespace-character-count="1783"/>
  </office:meta>
</office:document-meta>
</file>